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121" table:style-name="ta1" table:print="false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office:value-type="float" office:value="104.5">
            <text:p>104.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2"/>
          <table:table-cell table:formula="of:=[.E4]-20" office:value-type="float" office:value="84.5">
            <text:p>84.5</text:p>
          </table:table-cell>
          <table:table-cell/>
          <table:table-cell table:formula="of:=[.E4]+20" office:value-type="float" office:value="124.5">
            <text:p>124.5</text:p>
          </table:table-cell>
          <table:table-cell table:number-columns-repeated="2"/>
          <table:table-cell office:value-type="float" office:value="170">
            <text:p>17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float" office:value="75">
            <text:p>75</text:p>
          </table:table-cell>
          <table:table-cell table:number-columns-repeated="7"/>
        </table:table-row>
        <table:table-row table:style-name="ro1">
          <table:table-cell/>
          <table:table-cell table:formula="of:=[.B12]+15" office:value-type="float" office:value="90">
            <text:p>90</text:p>
          </table:table-cell>
          <table:table-cell table:number-columns-repeated="7"/>
        </table:table-row>
        <table:table-row table:style-name="ro1">
          <table:table-cell/>
          <table:table-cell table:formula="of:=[.B13]+15" office:value-type="float" office:value="105">
            <text:p>105</text:p>
          </table:table-cell>
          <table:table-cell table:number-columns-repeated="7"/>
        </table:table-row>
      </table:table>
      <table:table table:name="T121_D" table:style-name="ta1" table:print="false">
        <table:table-column table:style-name="co1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office:value-type="float" office:value="145">
            <text:p>145</text:p>
          </table:table-cell>
          <table:table-cell office:value-type="float" office:value="170">
            <text:p>170</text:p>
          </table:table-cell>
          <table:table-cell office:value-type="float" office:value="185">
            <text:p>185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 Pゴシック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2012/04/05</text:date>, <text:time>18:45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bd </meta:initial-creator>
    <meta:creation-date>2012-04-05T17:39:51</meta:creation-date>
    <dc:date>2012-04-05T18:45:32</dc:date>
    <dc:creator>nbd </dc:creator>
    <meta:editing-duration>PT00H23M02S</meta:editing-duration>
    <meta:editing-cycles>2</meta:editing-cycles>
    <meta:generator>OpenOffice.org/3.2$Linux OpenOffice.org_project/320m19$Build-9505</meta:generator>
    <meta:document-statistic meta:table-count="3" meta:cell-count="15" meta:object-count="0"/>
  </office:meta>
</office:document-meta>
</file>